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10600000190DB098F2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<draw:frame draw:style-name="fr1" draw:name="graphics1" text:anchor-type="char" svg:x="4.852cm" svg:y="0.466cm" svg:width="6.05cm" svg:height="9.236cm" draw:z-index="0"><draw:image xlink:href="Pictures/100000000000010600000190DB098F2F.png" xlink:type="simple" xlink:show="embed" xlink:actuate="onLoad"/></draw:frame>IT need <text:s/>some <text:a xlink:type="simple" xlink:href="http://www.heise.de/" text:style-name="Internet_20_link" text:visited-style-name="Visited_20_Internet_20_Link">Hyperlink</text:a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ELLO HEADER!</text:p>
      </style:header>
      <style:footer>
        <text:p text:style-name="Footer">HELLLO FOOTER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ante Schubert</meta:initial-creator>
    <meta:creation-date>2014-11-03T11:41:07</meta:creation-date>
    <dc:date>2014-11-03T14:07:30</dc:date>
    <dc:creator>Svante Schubert</dc:creator>
    <meta:editing-duration>PT2H26M24S</meta:editing-duration>
    <meta:editing-cycles>2</meta:editing-cycles>
    <meta:generator>OpenOffice/4.1.1$Unix OpenOffice.org_project/411m6$Build-9775</meta:generator>
    <meta:document-statistic meta:table-count="0" meta:image-count="1" meta:object-count="0" meta:page-count="1" meta:paragraph-count="3" meta:word-count="8" meta:character-count="52"/>
  </office:meta>
</office:document-meta>
</file>